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8" table:default-cell-style-name="Default"/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100 python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8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53896188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5518903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197279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0740976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4800071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195422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1494855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6634941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391004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44860554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5034914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37789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5475978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8787860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42259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734020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66709423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26900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7647972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9924879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56130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579903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8100976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23221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0405998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76980495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64861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8907060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82909966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37731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902820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184891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43139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7415037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40409374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67400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9757022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0188093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07138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6808977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95457935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67679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198055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189020634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86250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6243915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25450993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61790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5140991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2346019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07071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244900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091193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21419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4287214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1574974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09519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2894849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3032903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248906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6752939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0982027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38439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6184072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6187896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53109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1949043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6849985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3755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8894901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40850353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12969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4092903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1918048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88200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4100055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657789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20188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2456159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65970135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24938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2702922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7213087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41629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1527996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9381027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36639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5467863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408420563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53400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3073186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425071716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640508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3329963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890008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5059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9124021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7781000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32398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4881830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86488438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26139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80029774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61959934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1689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3508777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68640423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297298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41473865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57198715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2200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8087129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90908813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5975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3517122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16131115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0tiempotranscurrido 10.032886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8983106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86750698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13289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1838893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8890132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46300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8526067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0130147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26459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322986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84740925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2266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2037019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68888474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32620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8467893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95689106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39941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6463031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92139053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18570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397134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28030586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257918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6007890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8347969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26111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1349906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119916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02960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6345014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7010192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8500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2397031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0286073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0353689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301052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2534122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446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7290105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1326055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4940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3479938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5704135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73380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1593093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291816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63369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5666952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096294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5089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37013053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6897182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6128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29399204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40050983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4400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5748014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8092136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1019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3001909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7440061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4489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2417068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446073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4420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67179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4411907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5698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6298046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5459995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0119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7847051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7837982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29408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5451898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4080982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8820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8978824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776694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6741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6385784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7881860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4980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4367094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662080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6818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5460958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5109043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9909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2985935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4755945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9750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190899372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5440206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7548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651786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8992881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9370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3890018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7959098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1721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4tiempotranscurrido 10.023184061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40818929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0342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363628864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5797119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0760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34143924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1262159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8979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36791801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101081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8480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43838977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2473087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7590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41073083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4398078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943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24097919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2392978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5328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52120924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477406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3389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33160924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7959108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2730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27912139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2408952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4800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202548504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8053998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35004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51789045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848047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25329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30607938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3945083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64148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57857036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4425973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31997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35263061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1841993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62708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41383981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7712812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7489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236468315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1661987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5470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2322506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7827978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3051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445711613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2809019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6277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409398079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41349887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68093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553839207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30907869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5051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41901111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9736995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5081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21831035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3850917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3190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20650863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4951219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76887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511229038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6384830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8860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374488831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8224945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581860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o recibido 1066/469 Resultado 2.27292110874Horainicio17:31:44Horafinal17:31:55tiempotranscurrido 11.0427019596</text:p>
          </table:table-cell>
          <table:table-cell table:number-columns-repeated="8"/>
          <table:table-cell office:value-type="string" calcext:value-type="string">
            <text:p>Dato recibido 1066/469 Resultado 2.27292110874Horainicio17:34:05Horafinal17:34:15tiempotranscurrido 10.02713584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62589168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845501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0.26745510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8696041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66606044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53427934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6075501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8252105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6193494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5809984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992954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52670955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188083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259790897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497074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7663946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117916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6634216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75900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5254011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967069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5559186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924869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7273883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256126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5659084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382032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3484945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921884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7431011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923170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5359153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563976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7594089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80508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0766010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29693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6652803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120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9153099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418872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8845062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99694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94167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120849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3519020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168844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2339096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881021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0546894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289194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0830860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962892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8319120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200979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0816078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0194034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189058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24211597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4707069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0196895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024932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93809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933069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533075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883001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295133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379077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61905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652381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858993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225919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321857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9731035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018018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905174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142068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960964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488988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825874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157089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4832000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588979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815145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759065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420901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568931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470869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827854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6313056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903888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6015996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972169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446933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953956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3360967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739877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9958963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957864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3774862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434846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6988983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972906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5444030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55589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8094053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864000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481981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608964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030033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936811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4322023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7419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9351940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37099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6078214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098957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5361995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78505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234834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585880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928062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174494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8968801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430141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5387992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336919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0848970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957025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44431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285970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9610862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364814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0783882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119958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518075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273977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1846036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48283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3884048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563894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7652969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169073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40559053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494404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7218103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11700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8405895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662889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9579162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368059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8259038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997940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4620046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531780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9554843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67786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4319162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321878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8665065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834892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7456998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452966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3174495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252145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3160934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206058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9427051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44798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5tiempotranscurrido 10.026700973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893896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3955087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371158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6998996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55044174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0508985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54190874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140520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59420108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0811061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5720281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4044027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52415132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7769060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710905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9592027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827159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8292875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51651954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0287036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161878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7122001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76819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5172920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92500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7875156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22982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1524887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738157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6221971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28292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1941156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642074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8892993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499883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18608093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818006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9154996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333156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8809051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70993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6824951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80579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2207965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124872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9040069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2060852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7557830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844896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4626007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520004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7114849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380031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1903991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062976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5754928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78283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2813072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085180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9506187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523942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1323909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399913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0117025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9952993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0061950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79490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5033931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605979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9709100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813953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6443939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559104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8397083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390853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706097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195972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6924114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719062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44804143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01901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3743152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957025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2010078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115169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2859067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449100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8635969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758899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8518896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76395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1599044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303188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8153886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135963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9206008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55493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8597087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044006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7653913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700134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0758867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1018009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4790992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0757894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5932788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922143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2854080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4088125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6905994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945892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4627904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809061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4601926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180091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5864095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952930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4129152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1211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8729200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809019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274917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387826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0364036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862850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2618036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075923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9619922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729190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0705909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0324926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0560960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059047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3682107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503221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862308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61780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2747983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296899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8835992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42702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9792060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38792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1945953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41993141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4769058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7389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3721923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585807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1659851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81397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498910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672599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0030002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35495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4486999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3434162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1905679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123928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8321018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83315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2120933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450986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6083946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215139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1489124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105062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49945831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4657001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6481857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892921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0178098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57959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3080706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89211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8070945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973030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42204189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3488988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5706071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468059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70729256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8326988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4989862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1924009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5770206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0053138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69349813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832031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64477014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432058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85690022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38789033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78611374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9879093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537438393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694940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660338879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388715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23284912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7627944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79312038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2433996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036730051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19337892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244770527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2209167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06661415</text:p>
          </table:table-cell>
          <table:table-cell table:number-columns-repeated="8"/>
          <table:table-cell office:value-type="string" calcext:value-type="string">
            <text:p>Dato recibido 1066/469 Resultado 2.27292110874Horainicio17:35:11Horafinal17:35:21tiempotranscurrido 10.024941921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51096010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37310123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48492956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3442907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31952905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4025888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16tiempotranscurrido 11.236504077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46550989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20tiempotranscurrido 14.850572109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2359700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20tiempotranscurrido 14.8411669731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35760164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20tiempotranscurrido 14.8454530239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40116071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20tiempotranscurrido 14.847255945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49857139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20tiempotranscurrido 14.8506190777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3932905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20tiempotranscurrido 14.8456161022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4226303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Dato recibido 1066/469 Resultado 2.27292110874Horainicio17:34:05Horafinal17:34:27tiempotranscurrido 21.7478067875</text:p>
          </table:table-cell>
          <table:table-cell table:number-columns-repeated="8"/>
          <table:table-cell office:value-type="string" calcext:value-type="string">
            <text:p>Dato recibido 1066/469 Resultado 2.27292110874Horainicio17:35:10Horafinal17:35:21tiempotranscurrido 11.039124965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1tiempotranscurrido 11.043662071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9244909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2tiempotranscurrido 11.03448605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2tiempotranscurrido 11.040094852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2tiempotranscurrido 11.035807132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2tiempotranscurrido 11.03803706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2tiempotranscurrido 11.04501700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002832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7796039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9844045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511499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1089067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4266939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9987802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7183046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449202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9421081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1008958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2561044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692197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7470121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6579132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506709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1864147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7112970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6678085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4549007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838180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1442871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841827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2tiempotranscurrido 11.244472980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0Horafinal17:35:22tiempotranscurrido 11.251467943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756307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6971082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6825399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64634084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72678804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69839000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85514068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67795991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3023843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1740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8006067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6196956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893994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605102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5649080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0599126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238202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1687021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238177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7062168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8293142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8813848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5732994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6293039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2134990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836397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5199918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8532056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36785888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4441947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4655084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4997949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3617029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5757045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5044918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3212184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713394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9058942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9746036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7295093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4222116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50740051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392885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62075185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67877817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81575918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62231111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76144981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7984595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95109033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78009891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92842149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9269194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77204036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79153108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6093959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5515079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573608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2770137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5882949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0726890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7503023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8512954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3902797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36180067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4579029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7477970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2513847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8028001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5729875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7775983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3419113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1008005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7081012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2563915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5470972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7024974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2330980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4740924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361175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5686969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46100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6172857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3064117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34668970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680012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136108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462980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1872034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0548086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7415018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3889989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5876970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2074203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7464866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3809909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4923076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1752824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9747972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9232969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0450801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57503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791997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7346849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6947011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4589042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0535917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6497812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935002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8199939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5254993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2872953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29781150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3521685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38755941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8050928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57127046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4941949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51477956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6894836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5742988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1864099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0450105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4863939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7738094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6267995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3923206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0025949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6051073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2295932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4437179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2970180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3051967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580403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23975849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1552066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39963960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51669120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2503118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04680991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22tiempotranscurrido 11.249438047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421947002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47550702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455900907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140397071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469114065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159542083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466210126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5:44tiempotranscurrido 33.148162126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6:29tiempotranscurrido 78.530658960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6:29tiempotranscurrido 78.510852098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6:29tiempotranscurrido 78.69498610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6:29tiempotranscurrido 78.522861003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6:29tiempotranscurrido 78.51062798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6:29tiempotranscurrido 78.519865989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59265112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27212500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5932288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60053086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28086304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59698081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589042902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7tiempotranscurrido 166.78298878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8tiempotranscurrido 167.586864948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8tiempotranscurrido 167.593523979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8tiempotranscurrido 167.28282499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8tiempotranscurrido 167.60302591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Dato recibido 1066/469 Resultado 2.27292110874Horainicio17:35:11Horafinal17:37:58tiempotranscurrido 167.61691117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 style:data-style-name="N2" text:time-value="02:20:41.8499428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2:38.822635806</meta:creation-date>
    <dc:date>2019-05-22T04:02:53.018986856</dc:date>
    <meta:editing-duration>PT2H56M37S</meta:editing-duration>
    <meta:editing-cycles>2</meta:editing-cycles>
    <meta:generator>LibreOffice/5.1.6.2$Linux_X86_64 LibreOffice_project/10m0$Build-2</meta:generator>
    <meta:document-statistic meta:table-count="1" meta:cell-count="904" meta:object-count="0"/>
  </office:meta>
</office:document-meta>
</file>